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Segoe UI Historic" svg:font-family="Segoe UI Historic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Segoe UI Symbol"/>
    </style:style>
    <style:style style:name="P2" style:parent-style-name="Normal" style:family="paragraph">
      <style:text-properties style:font-name="Segoe UI Symbol"/>
    </style:style>
    <style:style style:name="P3" style:parent-style-name="Normal" style:family="paragraph">
      <style:text-properties style:font-name="Segoe UI Symbol"/>
    </style:style>
    <style:style style:name="P4" style:parent-style-name="Normal" style:family="paragraph">
      <style:text-properties style:font-name="Segoe UI Symbol"/>
    </style:style>
    <style:style style:name="P5" style:parent-style-name="Normal" style:family="paragraph">
      <style:text-properties style:font-name="Segoe UI Symbol"/>
    </style:style>
    <style:style style:name="P6" style:parent-style-name="Normal" style:family="paragraph">
      <style:text-properties style:font-name="Segoe UI Symbol"/>
    </style:style>
    <style:style style:name="P7" style:parent-style-name="Normal" style:family="paragraph">
      <style:text-properties style:font-name="Segoe UI Symbol" style:font-name-complex="Segoe UI Symbol"/>
    </style:style>
    <style:style style:name="P8" style:parent-style-name="Normal" style:family="paragraph">
      <style:text-properties style:font-name="Segoe UI Symbol" style:font-name-complex="Segoe UI Symbol"/>
    </style:style>
    <style:style style:name="P9" style:parent-style-name="Normal" style:family="paragraph">
      <style:text-properties style:font-name="Segoe UI Symbol"/>
    </style:style>
    <style:style style:name="P10" style:parent-style-name="Normal" style:family="paragraph">
      <style:text-properties style:font-name="Segoe UI Symbol"/>
    </style:style>
    <style:style style:name="P11" style:parent-style-name="Normal" style:family="paragraph">
      <style:text-properties style:font-name="Segoe UI Symbol"/>
    </style:style>
    <style:style style:name="P12" style:parent-style-name="Normal" style:family="paragraph">
      <style:text-properties style:font-name="Segoe UI Symbol"/>
    </style:style>
    <style:style style:name="P13" style:parent-style-name="Normal" style:family="paragraph">
      <style:text-properties style:font-name="Segoe UI Symbol"/>
    </style:style>
    <style:style style:name="P14" style:parent-style-name="Normal" style:family="paragraph">
      <style:text-properties style:font-name="Segoe UI Symbol"/>
    </style:style>
    <style:style style:name="P15" style:parent-style-name="Normal" style:family="paragraph">
      <style:text-properties style:font-name="Segoe UI Symbol"/>
    </style:style>
    <style:style style:name="P16" style:parent-style-name="Normal" style:family="paragraph">
      <style:text-properties style:font-name="Segoe UI Symbol"/>
    </style:style>
    <style:style style:name="T17" style:parent-style-name="Policepardéfaut" style:family="text">
      <style:text-properties style:font-name="Segoe UI Symbol"/>
    </style:style>
    <style:style style:name="T18" style:parent-style-name="Policepardéfaut" style:family="text">
      <style:text-properties style:font-name="Segoe UI Symbol"/>
    </style:style>
    <style:style style:name="T19" style:parent-style-name="Policepardéfaut" style:family="text">
      <style:text-properties style:font-name="Segoe UI Symbol"/>
    </style:style>
    <style:style style:name="T20" style:parent-style-name="Policepardéfaut" style:family="text">
      <style:text-properties style:font-name="Segoe UI Symbol"/>
    </style:style>
    <style:style style:name="T21" style:parent-style-name="Policepardéfaut" style:family="text">
      <style:text-properties style:font-name="Segoe UI Symbol"/>
    </style:style>
    <style:style style:name="T22" style:parent-style-name="Policepardéfaut" style:family="text">
      <style:text-properties style:font-name="Segoe UI Symbol"/>
    </style:style>
    <style:style style:name="T23" style:parent-style-name="Policepardéfaut" style:family="text">
      <style:text-properties style:font-name="Segoe UI Historic" style:font-name-complex="Segoe UI Historic"/>
    </style:style>
    <style:style style:name="P24" style:parent-style-name="Normal" style:family="paragraph">
      <style:text-properties style:font-name="Segoe UI Symbol"/>
    </style:style>
    <style:style style:name="P25" style:parent-style-name="Normal" style:family="paragraph">
      <style:text-properties style:font-name="Segoe UI Symbol"/>
    </style:style>
    <style:style style:name="P26" style:parent-style-name="Normal" style:family="paragraph">
      <style:text-properties style:font-name="Segoe UI Symbol"/>
    </style:style>
    <style:style style:name="P27" style:parent-style-name="Normal" style:family="paragraph">
      <style:text-properties style:font-name="Segoe UI Symbol"/>
    </style:style>
    <style:style style:name="P28" style:parent-style-name="Normal" style:family="paragraph">
      <style:text-properties style:font-name="Segoe UI Symbol"/>
    </style:style>
    <style:style style:name="P29" style:parent-style-name="Normal" style:family="paragraph">
      <style:text-properties style:font-name="Segoe UI Symbol"/>
    </style:style>
    <style:style style:name="P30" style:parent-style-name="Normal" style:family="paragraph">
      <style:text-properties style:font-name="Segoe UI Symbol"/>
    </style:style>
    <style:style style:name="P31" style:parent-style-name="Normal" style:family="paragraph">
      <style:text-properties style:font-name="Segoe UI Symbol"/>
    </style:style>
    <style:style style:name="P32" style:parent-style-name="Normal" style:family="paragraph">
      <style:text-properties style:font-name="Segoe UI Symbol"/>
    </style:style>
    <style:style style:name="P33" style:parent-style-name="Normal" style:family="paragraph">
      <style:text-properties style:font-name="Segoe UI Symbol"/>
    </style:style>
    <style:style style:name="P34" style:parent-style-name="Normal" style:family="paragraph">
      <style:text-properties style:font-name="Segoe UI Symbol"/>
    </style:style>
    <style:style style:name="P35" style:parent-style-name="Normal" style:family="paragraph">
      <style:text-properties style:font-name="Segoe UI Symbol"/>
    </style:style>
    <style:style style:name="P36" style:parent-style-name="Normal" style:family="paragraph">
      <style:text-properties style:font-name="Segoe UI Symbol"/>
    </style:style>
    <style:style style:name="T37" style:parent-style-name="Policepardéfaut" style:family="text">
      <style:text-properties style:font-name="Segoe UI Symbol"/>
    </style:style>
    <style:style style:name="T38" style:parent-style-name="Policepardéfaut" style:family="text">
      <style:text-properties style:font-name="Segoe UI Symbol" style:font-name-complex="Segoe UI Symbol"/>
    </style:style>
    <style:style style:name="T39" style:parent-style-name="Policepardéfaut" style:family="text">
      <style:text-properties style:font-name="Segoe UI Symbol" style:font-name-complex="Segoe UI Symbol"/>
    </style:style>
    <style:style style:name="T40" style:parent-style-name="Policepardéfaut" style:family="text">
      <style:text-properties style:font-name="Segoe UI Symbol" style:font-name-complex="Segoe UI Symbol"/>
    </style:style>
    <style:style style:name="T41" style:parent-style-name="Policepardéfaut" style:family="text">
      <style:text-properties style:font-name="Segoe UI Symbol" style:font-name-complex="Segoe UI Symbol"/>
    </style:style>
    <style:style style:name="T42" style:parent-style-name="Policepardéfaut" style:family="text">
      <style:text-properties style:font-name="Segoe UI Symbol" style:font-name-complex="Segoe UI Symbol"/>
    </style:style>
    <style:style style:name="T43" style:parent-style-name="Policepardéfaut" style:family="text">
      <style:text-properties style:font-name="Segoe UI Symbol" style:font-name-complex="Segoe UI Symbol"/>
    </style:style>
    <style:style style:name="T44" style:parent-style-name="Policepardéfaut" style:family="text">
      <style:text-properties style:font-name="Segoe UI Symbol" style:font-name-complex="Segoe UI Symbol"/>
    </style:style>
    <style:style style:name="T45" style:parent-style-name="Policepardéfaut" style:family="text">
      <style:text-properties style:font-name="Segoe UI Symbol" style:font-name-complex="Segoe UI Symbol"/>
    </style:style>
    <style:style style:name="T46" style:parent-style-name="Policepardéfaut" style:family="text">
      <style:text-properties style:font-name="Segoe UI Symbol" style:font-name-complex="Segoe UI Symbol"/>
    </style:style>
    <style:style style:name="T47" style:parent-style-name="Policepardéfaut" style:family="text">
      <style:text-properties style:font-name="Segoe UI Symbol" style:font-name-complex="Segoe UI Symbol"/>
    </style:style>
    <style:style style:name="T48" style:parent-style-name="Policepardéfaut" style:family="text">
      <style:text-properties style:font-name="Segoe UI Symbol" style:font-name-complex="Segoe UI Symbol"/>
    </style:style>
    <style:style style:name="T49" style:parent-style-name="Policepardéfaut" style:family="text">
      <style:text-properties style:font-name="Segoe UI Symbol" style:font-name-complex="Segoe UI Symbol"/>
    </style:style>
    <style:style style:name="T50" style:parent-style-name="Policepardéfaut" style:family="text">
      <style:text-properties style:font-name="Segoe UI Symbol" style:font-name-complex="Segoe UI Symbol"/>
    </style:style>
    <style:style style:name="T51" style:parent-style-name="Policepardéfaut" style:family="text">
      <style:text-properties style:font-name="Segoe UI Symbol" style:font-name-complex="Segoe UI Symbol"/>
    </style:style>
    <style:style style:name="T52" style:parent-style-name="Policepardéfaut" style:family="text">
      <style:text-properties style:font-name="Segoe UI Symbol" style:font-name-complex="Segoe UI Symbol"/>
    </style:style>
    <style:style style:name="P53" style:parent-style-name="Normal" style:family="paragraph">
      <style:text-properties style:font-name="Segoe UI Symbol" style:font-name-complex="Segoe UI Symbol"/>
    </style:style>
    <style:style style:name="P54" style:parent-style-name="Normal" style:family="paragraph">
      <style:text-properties style:font-name="Segoe UI Symbol"/>
    </style:style>
    <style:style style:name="P55" style:parent-style-name="Normal" style:family="paragraph">
      <style:text-properties style:font-name="Segoe UI Symbol"/>
    </style:style>
    <style:style style:name="P56" style:parent-style-name="Normal" style:family="paragraph">
      <style:text-properties style:font-name="Segoe UI Symbol"/>
    </style:style>
    <style:style style:name="P57" style:parent-style-name="Normal" style:family="paragraph">
      <style:text-properties style:font-name="Segoe UI Symbol"/>
    </style:style>
    <style:style style:name="P58" style:parent-style-name="Normal" style:family="paragraph">
      <style:text-properties style:font-name="Segoe UI Symbol"/>
    </style:style>
    <style:style style:name="P59" style:parent-style-name="Normal" style:family="paragraph">
      <style:text-properties style:font-name="Segoe UI Symbol"/>
    </style:style>
    <style:style style:name="P60" style:parent-style-name="Normal" style:family="paragraph">
      <style:text-properties style:font-name="Segoe UI Symbol"/>
    </style:style>
    <style:style style:name="P61" style:parent-style-name="Normal" style:family="paragraph">
      <style:text-properties style:font-name="Segoe UI Symbol"/>
    </style:style>
    <style:style style:name="T62" style:parent-style-name="Policepardéfaut" style:family="text">
      <style:text-properties style:font-name="Segoe UI Symbol"/>
    </style:style>
    <style:style style:name="T63" style:parent-style-name="Policepardéfaut" style:family="text">
      <style:text-properties style:font-name="Segoe UI Symbol"/>
    </style:style>
    <style:style style:name="T64" style:parent-style-name="Policepardéfaut" style:family="text">
      <style:text-properties style:font-name="Segoe UI Symbol"/>
    </style:style>
    <style:style style:name="T65" style:parent-style-name="Policepardéfaut" style:family="text">
      <style:text-properties style:font-name="Segoe UI Symbol"/>
    </style:style>
    <style:style style:name="T66" style:parent-style-name="Policepardéfaut" style:family="text">
      <style:text-properties style:font-name="Segoe UI Symbol"/>
    </style:style>
    <style:style style:name="T67" style:parent-style-name="Policepardéfaut" style:family="text">
      <style:text-properties style:font-name="Segoe UI Symbol"/>
    </style:style>
    <style:style style:name="T68" style:parent-style-name="Policepardéfaut" style:family="text">
      <style:text-properties style:font-name="Segoe UI Historic" style:font-name-complex="Segoe UI Historic"/>
    </style:style>
    <style:style style:name="P69" style:parent-style-name="Normal" style:family="paragraph">
      <style:text-properties style:font-name="Segoe UI Symbol"/>
    </style:style>
    <style:style style:name="T70" style:parent-style-name="Policepardéfaut" style:family="text">
      <style:text-properties style:font-name="Segoe UI Symbol"/>
    </style:style>
    <style:style style:name="T71" style:parent-style-name="Policepardéfaut" style:family="text">
      <style:text-properties style:font-name="Segoe UI Symbol"/>
    </style:style>
    <style:style style:name="T72" style:parent-style-name="Policepardéfaut" style:family="text">
      <style:text-properties style:font-name="Segoe UI Symbol"/>
    </style:style>
    <style:style style:name="T73" style:parent-style-name="Policepardéfaut" style:family="text">
      <style:text-properties style:font-name="Segoe UI Historic" style:font-name-complex="Segoe UI Historic"/>
    </style:style>
    <style:style style:name="T74" style:parent-style-name="Policepardéfaut" style:family="text">
      <style:text-properties style:font-name="Segoe UI Historic" style:font-name-complex="Segoe UI Historic"/>
    </style:style>
    <style:style style:name="P75" style:parent-style-name="Normal" style:family="paragraph">
      <style:text-properties style:font-name="Segoe UI Historic" style:font-name-complex="Segoe UI Historic"/>
    </style:style>
    <style:style style:name="P76" style:parent-style-name="Normal" style:family="paragraph">
      <style:text-properties style:font-name="Segoe UI Historic" style:font-name-complex="Segoe UI Historic"/>
    </style:style>
    <style:style style:name="P77" style:parent-style-name="Normal" style:family="paragraph">
      <style:text-properties style:font-name="Segoe UI Historic" style:font-name-complex="Segoe UI Historic"/>
    </style:style>
    <style:style style:name="P78" style:parent-style-name="Normal" style:family="paragraph">
      <style:text-properties style:font-name="Segoe UI Historic" style:font-name-complex="Segoe UI Historic"/>
    </style:style>
    <style:style style:name="P79" style:parent-style-name="Normal" style:family="paragraph">
      <style:text-properties style:font-name="Segoe UI Historic" style:font-name-complex="Segoe UI Historic"/>
    </style:style>
    <style:style style:name="P80" style:parent-style-name="Normal" style:family="paragraph">
      <style:text-properties style:font-name="Segoe UI Historic" style:font-name-complex="Segoe UI Historic"/>
    </style:style>
    <style:style style:name="P81" style:parent-style-name="Normal" style:family="paragraph">
      <style:text-properties style:font-name="Segoe UI Historic" style:font-name-complex="Segoe UI Historic"/>
    </style:style>
    <style:style style:name="P82" style:parent-style-name="Normal" style:family="paragraph">
      <style:text-properties style:font-name="Segoe UI Historic" style:font-name-complex="Segoe UI Historic"/>
    </style:style>
    <style:style style:name="P83" style:parent-style-name="Normal" style:family="paragraph">
      <style:text-properties style:font-name="Segoe UI Historic" style:font-name-complex="Segoe UI Historic"/>
    </style:style>
    <style:style style:name="P84" style:parent-style-name="Normal" style:family="paragraph">
      <style:text-properties style:font-name="Segoe UI Historic" style:font-name-complex="Segoe UI Historic"/>
    </style:style>
    <style:style style:name="P85" style:parent-style-name="Normal" style:family="paragraph">
      <style:text-properties style:font-name="Segoe UI Historic" style:font-name-complex="Segoe UI Historic"/>
    </style:style>
    <style:style style:name="P86" style:parent-style-name="Normal" style:family="paragraph">
      <style:text-properties style:font-name="Segoe UI Historic" style:font-name-complex="Segoe UI Historic"/>
    </style:style>
    <style:style style:name="P87" style:parent-style-name="Normal" style:family="paragraph">
      <style:text-properties style:font-name="Segoe UI Historic" style:font-name-complex="Segoe UI Historic"/>
    </style:style>
    <style:style style:name="P88" style:parent-style-name="Normal" style:family="paragraph">
      <style:text-properties style:font-name="Segoe UI Historic" style:font-name-complex="Segoe UI Historic"/>
    </style:style>
    <style:style style:name="P89" style:parent-style-name="Normal" style:family="paragraph">
      <style:text-properties style:font-name="Segoe UI Historic" style:font-name-complex="Segoe UI Historic"/>
    </style:style>
    <style:style style:name="P90" style:parent-style-name="Normal" style:family="paragraph">
      <style:text-properties style:font-name="Segoe UI Symbol"/>
    </style:style>
    <style:style style:name="P91" style:parent-style-name="Normal" style:family="paragraph">
      <style:text-properties style:font-name="Segoe UI Symbol"/>
    </style:style>
    <style:style style:name="T92" style:parent-style-name="Policepardéfaut" style:family="text">
      <style:text-properties style:font-name="Segoe UI Symbol"/>
    </style:style>
    <style:style style:name="T93" style:parent-style-name="Policepardéfaut" style:family="text">
      <style:text-properties style:font-name="Segoe UI Symbol" style:font-name-complex="Segoe UI Symbol"/>
    </style:style>
    <style:style style:name="T94" style:parent-style-name="Policepardéfaut" style:family="text">
      <style:text-properties style:font-name="Segoe UI Symbol" style:font-name-complex="Segoe UI Symbol"/>
    </style:style>
    <style:style style:name="T95" style:parent-style-name="Policepardéfaut" style:family="text">
      <style:text-properties style:font-name="Segoe UI Symbol" style:font-name-complex="Segoe UI Symbol"/>
    </style:style>
    <style:style style:name="T96" style:parent-style-name="Policepardéfaut" style:family="text">
      <style:text-properties style:font-name="Segoe UI Symbol" style:font-name-complex="Segoe UI Symbol"/>
    </style:style>
    <style:style style:name="T97" style:parent-style-name="Policepardéfaut" style:family="text">
      <style:text-properties style:font-name="Segoe UI Symbol" style:font-name-complex="Segoe UI Symbol"/>
    </style:style>
    <style:style style:name="T98" style:parent-style-name="Policepardéfaut" style:family="text">
      <style:text-properties style:font-name="Segoe UI Symbol" style:font-name-complex="Segoe UI Symbol"/>
    </style:style>
    <style:style style:name="T99" style:parent-style-name="Policepardéfaut" style:family="text">
      <style:text-properties style:font-name="Segoe UI Symbol" style:font-name-complex="Segoe UI Symbol"/>
    </style:style>
    <style:style style:name="T100" style:parent-style-name="Policepardéfaut" style:family="text">
      <style:text-properties style:font-name="Segoe UI Symbol" style:font-name-complex="Segoe UI Symbol"/>
    </style:style>
    <style:style style:name="T101" style:parent-style-name="Policepardéfaut" style:family="text">
      <style:text-properties style:font-name="Segoe UI Symbol" style:font-name-complex="Segoe UI Symbol"/>
    </style:style>
    <style:style style:name="T102" style:parent-style-name="Policepardéfaut" style:family="text">
      <style:text-properties style:font-name="Segoe UI Symbol" style:font-name-complex="Segoe UI Symbol"/>
    </style:style>
    <style:style style:name="T103" style:parent-style-name="Policepardéfaut" style:family="text">
      <style:text-properties style:font-name="Segoe UI Symbol" style:font-name-complex="Segoe UI Symbol"/>
    </style:style>
    <style:style style:name="T104" style:parent-style-name="Policepardéfaut" style:family="text">
      <style:text-properties style:font-name="Segoe UI Symbol" style:font-name-complex="Segoe UI Symbol"/>
    </style:style>
    <style:style style:name="T105" style:parent-style-name="Policepardéfaut" style:family="text">
      <style:text-properties style:font-name="Segoe UI Symbol" style:font-name-complex="Segoe UI Symbol"/>
    </style:style>
    <style:style style:name="T106" style:parent-style-name="Policepardéfaut" style:family="text">
      <style:text-properties style:font-name="Segoe UI Symbol" style:font-name-complex="Segoe UI Symbol"/>
    </style:style>
    <style:style style:name="T107" style:parent-style-name="Policepardéfaut" style:family="text">
      <style:text-properties style:font-name="Segoe UI Symbol" style:font-name-complex="Segoe UI Symbol"/>
    </style:style>
    <style:style style:name="P108" style:parent-style-name="Normal" style:family="paragraph">
      <style:text-properties style:font-name="Segoe UI Symbol" style:font-name-complex="Segoe UI Symbol"/>
    </style:style>
    <style:style style:name="P109" style:parent-style-name="Normal" style:family="paragraph">
      <style:text-properties style:font-name="Segoe UI Symbol"/>
    </style:style>
    <style:style style:name="P110" style:parent-style-name="Normal" style:family="paragraph">
      <style:text-properties style:font-name="Segoe UI Symbol"/>
    </style:style>
    <style:style style:name="P111" style:parent-style-name="Normal" style:family="paragraph">
      <style:text-properties style:font-name="Segoe UI Symbol"/>
    </style:style>
    <style:style style:name="P112" style:parent-style-name="Normal" style:family="paragraph">
      <style:text-properties style:font-name="Segoe UI Symbol"/>
    </style:style>
    <style:style style:name="P113" style:parent-style-name="Normal" style:family="paragraph">
      <style:text-properties style:font-name="Segoe UI Symbol"/>
    </style:style>
    <style:style style:name="P114" style:parent-style-name="Normal" style:family="paragraph">
      <style:text-properties style:font-name="Segoe UI Symbol"/>
    </style:style>
    <style:style style:name="T115" style:parent-style-name="Policepardéfaut" style:family="text">
      <style:text-properties style:font-name="Segoe UI Symbol"/>
    </style:style>
    <style:style style:name="T116" style:parent-style-name="Policepardéfaut" style:family="text">
      <style:text-properties style:font-name="Segoe UI Symbol"/>
    </style:style>
    <style:style style:name="T117" style:parent-style-name="Policepardéfaut" style:family="text">
      <style:text-properties style:font-name="Segoe UI Symbol"/>
    </style:style>
    <style:style style:name="T118" style:parent-style-name="Policepardéfaut" style:family="text">
      <style:text-properties style:font-name="Segoe UI Symbol"/>
    </style:style>
    <style:style style:name="T119" style:parent-style-name="Policepardéfaut" style:family="text">
      <style:text-properties style:font-name="Segoe UI Symbol"/>
    </style:style>
    <style:style style:name="T120" style:parent-style-name="Policepardéfaut" style:family="text">
      <style:text-properties style:font-name="Segoe UI Symbol"/>
    </style:style>
    <style:style style:name="T121" style:parent-style-name="Policepardéfaut" style:family="text">
      <style:text-properties style:font-name="Segoe UI Symbol"/>
    </style:style>
    <style:style style:name="T122" style:parent-style-name="Policepardéfaut" style:family="text">
      <style:text-properties style:font-name="Segoe UI Symbol"/>
    </style:style>
    <style:style style:name="T123" style:parent-style-name="Policepardéfaut" style:family="text">
      <style:text-properties style:font-name="Segoe UI Symbol"/>
    </style:style>
    <style:style style:name="T124" style:parent-style-name="Policepardéfaut" style:family="text">
      <style:text-properties style:font-name="Segoe UI Symbol"/>
    </style:style>
    <style:style style:name="T125" style:parent-style-name="Policepardéfaut" style:family="text">
      <style:text-properties style:font-name="Segoe UI Symbol"/>
    </style:style>
    <style:style style:name="T126" style:parent-style-name="Policepardéfaut" style:family="text">
      <style:text-properties style:font-name="Segoe UI Symbol"/>
    </style:style>
    <style:style style:name="T127" style:parent-style-name="Policepardéfaut" style:family="text">
      <style:text-properties style:font-name="Segoe UI Historic" style:font-name-complex="Segoe UI Historic"/>
    </style:style>
    <style:style style:name="T128" style:parent-style-name="Policepardéfaut" style:family="text">
      <style:text-properties style:font-name="Segoe UI Symbol"/>
    </style:style>
    <style:style style:name="T129" style:parent-style-name="Policepardéfaut" style:family="text">
      <style:text-properties style:font-name="Segoe UI Symbol"/>
    </style:style>
    <style:style style:name="T130" style:parent-style-name="Policepardéfaut" style:family="text">
      <style:text-properties style:font-name="Segoe UI Symbol"/>
    </style:style>
    <style:style style:name="T131" style:parent-style-name="Policepardéfaut" style:family="text">
      <style:text-properties style:font-name="Segoe UI Historic" style:font-name-complex="Segoe UI Historic"/>
    </style:style>
    <style:style style:name="T132" style:parent-style-name="Policepardéfaut" style:family="text">
      <style:text-properties style:font-name="Segoe UI Symbol"/>
    </style:style>
    <style:style style:name="T133" style:parent-style-name="Policepardéfaut" style:family="text">
      <style:text-properties style:font-name="Segoe UI Symbol"/>
    </style:style>
    <style:style style:name="T134" style:parent-style-name="Policepardéfaut" style:family="text">
      <style:text-properties style:font-name="Segoe UI Symbol"/>
    </style:style>
    <style:style style:name="T135" style:parent-style-name="Policepardéfaut" style:family="text">
      <style:text-properties style:font-name="Segoe UI Symbol"/>
    </style:style>
    <style:style style:name="T136" style:parent-style-name="Policepardéfaut" style:family="text">
      <style:text-properties style:font-name="Segoe UI Symbol"/>
    </style:style>
    <style:style style:name="T137" style:parent-style-name="Policepardéfaut" style:family="text">
      <style:text-properties style:font-name="Segoe UI Symbol"/>
    </style:style>
    <style:style style:name="T138" style:parent-style-name="Policepardéfaut" style:family="text">
      <style:text-properties style:font-name="Segoe UI Historic" style:font-name-complex="Segoe UI Historic"/>
    </style:style>
    <style:style style:name="T139" style:parent-style-name="Policepardéfaut" style:family="text">
      <style:text-properties style:font-name="Segoe UI Symbol"/>
    </style:style>
    <style:style style:name="T140" style:parent-style-name="Policepardéfaut" style:family="text">
      <style:text-properties style:font-name="Segoe UI Symbol"/>
    </style:style>
    <style:style style:name="T141" style:parent-style-name="Policepardéfaut" style:family="text">
      <style:text-properties style:font-name="Segoe UI Symbol"/>
    </style:style>
    <style:style style:name="T142" style:parent-style-name="Policepardéfaut" style:family="text">
      <style:text-properties style:font-name="Segoe UI Symbol"/>
    </style:style>
    <style:style style:name="T143" style:parent-style-name="Policepardéfaut" style:family="text">
      <style:text-properties style:font-name="Segoe UI Symbol"/>
    </style:style>
    <style:style style:name="T144" style:parent-style-name="Policepardéfaut" style:family="text">
      <style:text-properties style:font-name="Segoe UI Historic" style:font-name-complex="Segoe UI Historic"/>
    </style:style>
    <style:style style:name="T145" style:parent-style-name="Policepardéfaut" style:family="text">
      <style:text-properties style:font-name="Segoe UI Symbol"/>
    </style:style>
    <style:style style:name="T146" style:parent-style-name="Policepardéfaut" style:family="text">
      <style:text-properties style:font-name="Segoe UI Symbol"/>
    </style:style>
    <style:style style:name="T147" style:parent-style-name="Policepardéfaut" style:family="text">
      <style:text-properties style:font-name="Segoe UI Symbol"/>
    </style:style>
    <style:style style:name="T148" style:parent-style-name="Policepardéfaut" style:family="text">
      <style:text-properties style:font-name="Segoe UI Symbol"/>
    </style:style>
    <style:style style:name="T149" style:parent-style-name="Policepardéfaut" style:family="text">
      <style:text-properties style:font-name="Segoe UI Symbol"/>
    </style:style>
    <style:style style:name="T150" style:parent-style-name="Policepardéfaut" style:family="text">
      <style:text-properties style:font-name="Segoe UI Symbol"/>
    </style:style>
    <style:style style:name="T151" style:parent-style-name="Policepardéfaut" style:family="text">
      <style:text-properties style:font-name="Segoe UI Symbol"/>
    </style:style>
    <style:style style:name="P152" style:parent-style-name="Normal" style:family="paragraph">
      <style:text-properties style:font-name="Segoe UI Symbol"/>
    </style:style>
    <style:style style:name="T153" style:parent-style-name="Policepardéfaut" style:family="text">
      <style:text-properties style:font-name="Segoe UI Symbol"/>
    </style:style>
    <style:style style:name="T154" style:parent-style-name="Policepardéfaut" style:family="text">
      <style:text-properties style:font-name="Segoe UI Symbol"/>
    </style:style>
    <style:style style:name="T155" style:parent-style-name="Policepardéfaut" style:family="text">
      <style:text-properties style:font-name="Segoe UI Symbol"/>
    </style:style>
    <style:style style:name="T156" style:parent-style-name="Policepardéfaut" style:family="text">
      <style:text-properties style:font-name="Segoe UI Symbol"/>
    </style:style>
    <style:style style:name="T157" style:parent-style-name="Policepardéfaut" style:family="text">
      <style:text-properties style:font-name="Segoe UI Symbol"/>
    </style:style>
    <style:style style:name="T158" style:parent-style-name="Policepardéfaut" style:family="text">
      <style:text-properties style:font-name="Segoe UI Symbol"/>
    </style:style>
    <style:style style:name="T159" style:parent-style-name="Policepardéfaut" style:family="text">
      <style:text-properties style:font-name="Segoe UI Historic" style:font-name-complex="Segoe UI Historic"/>
    </style:style>
    <style:style style:name="P160" style:parent-style-name="Normal" style:family="paragraph">
      <style:text-properties style:font-name="Segoe UI Symbol"/>
    </style:style>
    <style:style style:name="T161" style:parent-style-name="Policepardéfaut" style:family="text">
      <style:text-properties style:font-name="Segoe UI Symbol"/>
    </style:style>
    <style:style style:name="T162" style:parent-style-name="Policepardéfaut" style:family="text">
      <style:text-properties style:font-name="Segoe UI Symbol"/>
    </style:style>
    <style:style style:name="T163" style:parent-style-name="Policepardéfaut" style:family="text">
      <style:text-properties style:font-name="Segoe UI Symbol"/>
    </style:style>
    <style:style style:name="T164" style:parent-style-name="Policepardéfaut" style:family="text">
      <style:text-properties style:font-name="Segoe UI Historic" style:font-name-complex="Segoe UI Historic"/>
    </style:style>
    <style:style style:name="T165" style:parent-style-name="Policepardéfaut" style:family="text">
      <style:text-properties style:font-name="Segoe UI Historic" style:font-name-complex="Segoe UI Historic"/>
    </style:style>
    <style:style style:name="P166" style:parent-style-name="Normal" style:family="paragraph">
      <style:text-properties style:font-name="Segoe UI Symbol"/>
    </style:style>
    <style:style style:name="P167" style:parent-style-name="Normal" style:family="paragraph">
      <style:text-properties style:font-name="Segoe UI Symbol"/>
    </style:style>
    <style:style style:name="P168" style:parent-style-name="Normal" style:family="paragraph">
      <style:text-properties style:font-name="Segoe UI Symbol"/>
    </style:style>
    <style:style style:name="T169" style:parent-style-name="Policepardéfaut" style:family="text">
      <style:text-properties style:font-name="Segoe UI Symbol"/>
    </style:style>
  </office:automatic-styles>
  <office:body>
    <office:text text:use-soft-page-breaks="true">
      <text:p text:style-name="P1">Bienvenue dans ce puissance 4</text:p>
      <text:p text:style-name="P2"/>
      <text:p text:style-name="P3">Nom joueur 1 ? : « nom1 »</text:p>
      <text:p text:style-name="P4">Nom joueur 2 ? « nom2 »</text:p>
      <text:p text:style-name="P5"/>
      <text:p text:style-name="P6">Bienvenue nom1, nom2 dans cette partie de puissance 4.</text:p>
      <text:p text:style-name="P7"><text:s/><text:s/><text:s/>➊ <text:s/><text:s text:c="2"/><text:s/><text:s/>➋ <text:s/><text:s text:c="2"/><text:s text:c="2"/>➌ <text:s text:c="2"/><text:s/><text:s text:c="2"/>➍ <text:s text:c="2"/><text:s/><text:s text:c="2"/>➎ <text:s text:c="2"/><text:s/><text:s text:c="2"/>➏<text:s text:c="2"/><text:s/><text:s/><text:s/><text:s/>➐</text:p>
      <text:p text:style-name="P8">░░░░░░░░░░░░░░░░░░</text:p>
      <text:p text:style-name="P9">|<text:s/><text:s/><text:s/><text:s text:c="4"/><text:s/>|<text:s/><text:s/><text:s/><text:s text:c="4"/><text:s/>|<text:s/><text:s/><text:s text:c="2"/><text:s/><text:s text:c="2"/><text:s/>|<text:s/><text:s text:c="3"/><text:s/><text:s/><text:s/><text:s/>|<text:s/><text:s/><text:s/><text:s text:c="3"/><text:s/><text:s/>|<text:s/><text:s text:c="2"/><text:s text:c="3"/><text:s/><text:s/>|<text:s/><text:s/><text:s text:c="5"/><text:s/>|</text:p>
      <text:p text:style-name="P10">|<text:s/><text:s/><text:s/><text:s text:c="4"/><text:s/>|<text:s/><text:s/><text:s/><text:s text:c="4"/><text:s/>|<text:s/><text:s/><text:s text:c="2"/><text:s/><text:s text:c="2"/><text:s/>|<text:s/><text:s text:c="3"/><text:s/><text:s/><text:s/><text:s/>|<text:s/><text:s/><text:s/><text:s text:c="3"/><text:s/><text:s/>|<text:s/><text:s text:c="2"/><text:s text:c="4"/><text:s/>|<text:s/><text:s/><text:s text:c="5"/><text:s/>|</text:p>
      <text:p text:style-name="P11">|<text:s/><text:s/><text:s/><text:s text:c="4"/><text:s/>|<text:s/><text:s/><text:s/><text:s text:c="4"/><text:s/>|<text:s/><text:s/><text:s text:c="2"/><text:s/><text:s text:c="2"/><text:s/>|<text:s/><text:s text:c="3"/><text:s/><text:s/><text:s/><text:s/>|<text:s/><text:s/><text:s/><text:s text:c="3"/><text:s/><text:s/>|<text:s/><text:s text:c="2"/><text:s text:c="4"/><text:s/>|<text:s/><text:s/><text:s text:c="5"/><text:s/>|</text:p>
      <text:p text:style-name="P12">|<text:s/><text:s/><text:s/><text:s text:c="4"/><text:s/>|<text:s/><text:s/><text:s/><text:s text:c="4"/><text:s/>|<text:s/><text:s/><text:s text:c="2"/><text:s/><text:s text:c="2"/><text:s/>|<text:s/><text:s text:c="3"/><text:s/><text:s/><text:s/><text:s/>|<text:s/><text:s/><text:s/><text:s text:c="3"/><text:s/><text:s/>|<text:s/><text:s text:c="2"/><text:s text:c="4"/><text:s/>|<text:s/><text:s/><text:s text:c="5"/><text:s/>|</text:p>
      <text:p text:style-name="P13">|<text:s/><text:s/><text:s/><text:s text:c="4"/><text:s/>|<text:s/><text:s/><text:s/><text:s text:c="4"/><text:s/>|<text:s/><text:s/><text:s text:c="2"/><text:s/><text:s text:c="2"/><text:s/>|<text:s/><text:s text:c="3"/><text:s/><text:s/><text:s/><text:s/>|<text:s/><text:s/><text:s/><text:s text:c="3"/><text:s/><text:s/>|<text:s/><text:s text:c="2"/><text:s text:c="4"/><text:s/>|<text:s/><text:s/><text:s text:c="5"/><text:s/>|</text:p>
      <text:p text:style-name="P14">|<text:s/><text:s/><text:s/><text:s text:c="4"/><text:s/>|<text:s/><text:s/><text:s/><text:s text:c="4"/><text:s/>|<text:s/><text:s/><text:s text:c="2"/><text:s/><text:s text:c="2"/><text:s/>|<text:s/><text:s text:c="3"/><text:s/><text:s/><text:s/><text:s/>|<text:s/><text:s/><text:s/><text:s text:c="3"/><text:s/><text:s/>|<text:s/><text:s text:c="2"/><text:s text:c="4"/><text:s/>|<text:s/><text:s/><text:s text:c="5"/><text:s/>|</text:p>
      <text:p text:style-name="P15">|<text:s/><text:s/><text:s/><text:s text:c="4"/><text:s/>|<text:s/><text:s/><text:s/><text:s text:c="4"/><text:s/>|<text:s/><text:s/><text:s text:c="2"/><text:s/><text:s text:c="2"/><text:s/>|<text:s/><text:s text:c="3"/><text:s/><text:s/><text:s/><text:s/>|<text:s/><text:s/><text:s/><text:s text:c="3"/><text:s/><text:s/>|<text:s/><text:s text:c="2"/><text:s text:c="4"/><text:s/>|<text:s/><text:s/><text:s text:c="5"/><text:s/>|</text:p>
      <text:p text:style-name="P16">░░░░░░░░░░░░░░░░░░</text:p>
      <text:p text:style-name="Normal"><text:span text:style-name="T17">nom1 :<text:s/></text:span><text:span text:style-name="T18">ϖ</text:span><text:span text:style-name="T19"> </text:span><text:span text:style-name="T20"><text:tab/></text:span><text:span text:style-name="T21"><text:tab/></text:span><text:span text:style-name="T22"><text:tab/>nom2 :<text:s/></text:span><text:span text:style-name="T23">𓀡</text:span></text:p>
      <text:p text:style-name="P24"/>
      <text:p text:style-name="P25">Tour<text:s/>1 :<text:s/>nom1 (ϖ)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soft-page-break/>
      <text:p text:style-name="Normal"><text:span text:style-name="T37"><text:s text:c="3"/></text:span><text:span text:style-name="T38">➊ <text:s/></text:span><text:span text:style-name="T39"><text:s text:c="4"/></text:span><text:span text:style-name="T40">➋ <text:s/></text:span><text:span text:style-name="T41"><text:s text:c="4"/></text:span><text:span text:style-name="T42">➌ <text:s text:c="2"/></text:span><text:span text:style-name="T43"><text:s text:c="3"/></text:span><text:span text:style-name="T44">➍ <text:s text:c="2"/></text:span><text:span text:style-name="T45"><text:s text:c="3"/></text:span><text:span text:style-name="T46">➎ <text:s text:c="2"/></text:span><text:span text:style-name="T47"><text:s text:c="3"/></text:span><text:span text:style-name="T48">➏</text:span><text:span text:style-name="T49"><text:s text:c="3"/></text:span><text:span text:style-name="T50"><text:s/></text:span><text:span text:style-name="T51"><text:s/></text:span><text:span text:style-name="T52"><text:s/>➐</text:span></text:p>
      <text:p text:style-name="P53">░░░░░░░░░░░░░░░░░░</text:p>
      <text:p text:style-name="P54">|<text:s/><text:s/><text:s/><text:s text:c="4"/><text:s/>|<text:s/><text:s/><text:s/><text:s text:c="4"/><text:s/>|<text:s/><text:s/><text:s text:c="2"/><text:s/><text:s text:c="2"/><text:s/>|<text:s/><text:s text:c="3"/><text:s/><text:s/><text:s/><text:s/>|<text:s/><text:s/><text:s/><text:s text:c="3"/><text:s/><text:s/>|<text:s/><text:s text:c="2"/><text:s text:c="4"/><text:s/>|<text:s/><text:s/><text:s text:c="5"/><text:s/>|</text:p>
      <text:p text:style-name="P55">|<text:s/><text:s/><text:s/><text:s text:c="4"/><text:s/>|<text:s/><text:s/><text:s/><text:s text:c="4"/><text:s/>|<text:s/><text:s/><text:s text:c="2"/><text:s/><text:s text:c="2"/><text:s/>|<text:s/><text:s text:c="3"/><text:s/><text:s/><text:s/><text:s/>|<text:s/><text:s/><text:s/><text:s text:c="3"/><text:s/><text:s/>|<text:s/><text:s text:c="2"/><text:s text:c="4"/><text:s/>|<text:s/><text:s/><text:s text:c="5"/><text:s/>|</text:p>
      <text:p text:style-name="P56">|<text:s/><text:s/><text:s/><text:s text:c="4"/><text:s/>|<text:s/><text:s/><text:s/><text:s text:c="4"/><text:s/>|<text:s/><text:s/><text:s text:c="2"/><text:s/><text:s text:c="2"/><text:s/>|<text:s/><text:s text:c="3"/><text:s/><text:s/><text:s/><text:s/>|<text:s/><text:s/><text:s/><text:s text:c="3"/><text:s/><text:s/>|<text:s/><text:s text:c="2"/><text:s text:c="4"/><text:s/>|<text:s/><text:s/><text:s text:c="5"/><text:s/>|</text:p>
      <text:p text:style-name="P57">|<text:s/><text:s/><text:s/><text:s text:c="4"/><text:s/>|<text:s/><text:s/><text:s/><text:s text:c="4"/><text:s/>|<text:s/><text:s/><text:s text:c="2"/><text:s/><text:s text:c="2"/><text:s/>|<text:s/><text:s text:c="3"/><text:s/><text:s/><text:s/><text:s/>|<text:s/><text:s/><text:s/><text:s text:c="3"/><text:s/><text:s/>|<text:s/><text:s text:c="2"/><text:s text:c="4"/><text:s/>|<text:s/><text:s/><text:s text:c="5"/><text:s/>|</text:p>
      <text:p text:style-name="P58">|<text:s/><text:s/><text:s/><text:s text:c="4"/><text:s/>|<text:s/><text:s/><text:s/><text:s text:c="4"/><text:s/>|<text:s/><text:s/><text:s text:c="2"/><text:s/><text:s text:c="2"/><text:s/>|<text:s/><text:s text:c="3"/><text:s/><text:s/><text:s/><text:s/>|<text:s/><text:s/><text:s/><text:s text:c="3"/><text:s/><text:s/>|<text:s/><text:s text:c="2"/><text:s text:c="4"/><text:s/>|<text:s/><text:s/><text:s text:c="5"/><text:s/>|</text:p>
      <text:p text:style-name="P59">|<text:s/><text:s/><text:s/><text:s text:c="4"/><text:s/>|<text:s/><text:s/><text:s/><text:s text:c="4"/><text:s/>|<text:s/><text:s/><text:s text:c="2"/><text:s/><text:s text:c="2"/><text:s/>|<text:s/><text:s text:c="3"/><text:s/><text:s/><text:s/><text:s/>|<text:s/><text:s/><text:s/><text:s text:c="3"/><text:s/><text:s/>|<text:s/><text:s text:c="2"/><text:s text:c="4"/><text:s/>|<text:s/><text:s/><text:s text:c="5"/><text:s/>|</text:p>
      <text:p text:style-name="P60">|<text:s/><text:s/><text:s/><text:s text:c="4"/><text:s/>|<text:s/><text:s/><text:s/>ϖ <text:s/>|<text:s/><text:s/><text:s text:c="2"/><text:s/><text:s text:c="2"/><text:s/>|<text:s/><text:s text:c="3"/><text:s/><text:s/><text:s/><text:s/>|<text:s/><text:s/><text:s/><text:s text:c="3"/><text:s/><text:s/>|<text:s/><text:s text:c="2"/><text:s text:c="4"/><text:s/>|<text:s/><text:s/><text:s text:c="5"/><text:s/>|</text:p>
      <text:p text:style-name="P61">░░░░░░░░░░░░░░░░░░</text:p>
      <text:p text:style-name="Normal"><text:span text:style-name="T62">nom1 :<text:s/></text:span><text:span text:style-name="T63">ϖ</text:span><text:span text:style-name="T64"> </text:span><text:span text:style-name="T65"><text:tab/></text:span><text:span text:style-name="T66"><text:tab/></text:span><text:span text:style-name="T67"><text:tab/>nom2 :<text:s/></text:span><text:span text:style-name="T68">𓀡</text:span></text:p>
      <text:p text:style-name="P69"/>
      <text:p text:style-name="Normal"><text:span text:style-name="T70">Tour<text:s/></text:span><text:span text:style-name="T71">2 :</text:span><text:span text:style-name="T72"><text:s/>nom2 (</text:span><text:span text:style-name="T73">𓀡</text:span><text:span text:style-name="T74">)</text:span></text:p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soft-page-break/>
      <text:p text:style-name="Normal"><text:span text:style-name="T92"><text:s text:c="3"/></text:span><text:span text:style-name="T93">➊ <text:s/></text:span><text:span text:style-name="T94"><text:s text:c="4"/></text:span><text:span text:style-name="T95">➋ <text:s/></text:span><text:span text:style-name="T96"><text:s text:c="4"/></text:span><text:span text:style-name="T97">➌ <text:s text:c="2"/></text:span><text:span text:style-name="T98"><text:s text:c="3"/></text:span><text:span text:style-name="T99">➍ <text:s text:c="2"/></text:span><text:span text:style-name="T100"><text:s text:c="3"/></text:span><text:span text:style-name="T101">➎ <text:s text:c="2"/></text:span><text:span text:style-name="T102"><text:s text:c="3"/></text:span><text:span text:style-name="T103">➏</text:span><text:span text:style-name="T104"><text:s text:c="3"/></text:span><text:span text:style-name="T105"><text:s/></text:span><text:span text:style-name="T106"><text:s/></text:span><text:span text:style-name="T107"><text:s/>➐</text:span></text:p>
      <text:p text:style-name="P108">░░░░░░░░░░░░░░░░░░</text:p>
      <text:p text:style-name="P109">|<text:s/><text:s/><text:s/><text:s text:c="4"/><text:s/>|<text:s/><text:s/><text:s/><text:s text:c="4"/><text:s/>|<text:s/><text:s/><text:s text:c="2"/><text:s/><text:s text:c="2"/><text:s/>|<text:s/><text:s text:c="3"/><text:s/><text:s/><text:s/><text:s/>|<text:s/><text:s/><text:s/><text:s text:c="3"/><text:s/><text:s/>|<text:s/><text:s text:c="2"/><text:s text:c="4"/><text:s/>|<text:s/><text:s/><text:s text:c="5"/><text:s/>|</text:p>
      <text:p text:style-name="P110">|<text:s/><text:s/><text:s/><text:s text:c="4"/><text:s/>|<text:s/><text:s/><text:s/><text:s text:c="4"/><text:s/>|<text:s/><text:s/><text:s text:c="2"/><text:s/><text:s text:c="2"/><text:s/>|<text:s/><text:s text:c="3"/><text:s/><text:s/><text:s/><text:s/>|<text:s/><text:s/><text:s/><text:s text:c="3"/><text:s/><text:s/>|<text:s/><text:s text:c="2"/><text:s text:c="4"/><text:s/>|<text:s/><text:s/><text:s text:c="5"/><text:s/>|</text:p>
      <text:p text:style-name="P111">|<text:s/><text:s/><text:s/><text:s text:c="4"/><text:s/>|<text:s/><text:s/><text:s/><text:s text:c="4"/><text:s/>|<text:s/><text:s/><text:s text:c="2"/><text:s/><text:s text:c="2"/><text:s/>|<text:s/><text:s text:c="3"/><text:s/><text:s/><text:s/><text:s/>|<text:s/><text:s/><text:s/><text:s text:c="3"/><text:s/><text:s/>|<text:s/><text:s text:c="2"/><text:s text:c="4"/><text:s/>|<text:s/><text:s/><text:s text:c="5"/><text:s/>|</text:p>
      <text:p text:style-name="P112">|<text:s/><text:s/><text:s/><text:s text:c="4"/><text:s/>|<text:s/><text:s/><text:s/><text:s text:c="4"/><text:s/>|<text:s/><text:s/><text:s text:c="2"/><text:s/><text:s text:c="2"/><text:s/>|<text:s/><text:s text:c="3"/><text:s/><text:s/><text:s/><text:s/>|<text:s/><text:s/><text:s/><text:s text:c="3"/><text:s/><text:s/>|<text:s/><text:s text:c="2"/><text:s text:c="4"/><text:s/>|<text:s/><text:s/><text:s text:c="5"/><text:s/>|</text:p>
      <text:p text:style-name="P113">|<text:s/><text:s/><text:s/><text:s text:c="4"/><text:s/>|<text:s/><text:s/>ϖ<text:s text:c="2"/><text:s/>|<text:s/><text:s/><text:s text:c="2"/><text:s/><text:s text:c="2"/><text:s/>|<text:s/><text:s text:c="3"/><text:s/><text:s/><text:s/><text:s/>|<text:s/><text:s/><text:s/><text:s text:c="3"/><text:s/><text:s/>|<text:s/><text:s text:c="2"/><text:s text:c="4"/><text:s/>|<text:s/><text:s/><text:s text:c="5"/><text:s/>|</text:p>
      <text:p text:style-name="P114">|<text:s/><text:s/><text:s/><text:s text:c="4"/><text:s/>|<text:s/><text:s/><text:s/>ϖ <text:s/>|<text:s/><text:s/><text:s/>ϖ <text:s/>|<text:s/><text:s text:c="2"/>ϖ<text:s/><text:s/>|<text:s/><text:s/><text:s/><text:s text:c="3"/><text:s/><text:s/>|<text:s/><text:s text:c="2"/><text:s text:c="4"/><text:s/>|<text:s/><text:s/><text:s text:c="5"/><text:s/>|</text:p>
      <text:p text:style-name="Normal"><text:span text:style-name="T115">|<text:s/></text:span><text:span text:style-name="T116"><text:s/></text:span><text:span text:style-name="T117"><text:s/></text:span><text:span text:style-name="T118"><text:s text:c="4"/></text:span><text:span text:style-name="T119"><text:s/>|<text:s/></text:span><text:span text:style-name="T120"><text:s text:c="2"/></text:span><text:span text:style-name="T121">ϖ</text:span><text:span text:style-name="T122"> </text:span><text:span text:style-name="T123"><text:s/>|</text:span><text:span text:style-name="T124"><text:s/></text:span><text:span text:style-name="T125"><text:s/></text:span><text:span text:style-name="T126"><text:s/></text:span><text:span text:style-name="T127">𓀡</text:span><text:span text:style-name="T128"><text:s text:c="2"/></text:span><text:span text:style-name="T129"><text:s/>|<text:s/></text:span><text:span text:style-name="T130"><text:s text:c="2"/></text:span><text:span text:style-name="T131">𓀡</text:span><text:span text:style-name="T132"><text:s/></text:span><text:span text:style-name="T133"><text:s/></text:span><text:span text:style-name="T134">|<text:s/></text:span><text:span text:style-name="T135"><text:s/></text:span><text:span text:style-name="T136"><text:s/></text:span><text:span text:style-name="T137"><text:s/></text:span><text:span text:style-name="T138">𓀡</text:span><text:span text:style-name="T139"><text:s text:c="2"/></text:span><text:span text:style-name="T140">|</text:span><text:span text:style-name="T141"><text:s/></text:span><text:span text:style-name="T142"><text:s/></text:span><text:span text:style-name="T143"><text:s/></text:span><text:span text:style-name="T144">𓀡</text:span><text:span text:style-name="T145"><text:s/></text:span><text:span text:style-name="T146"><text:s/></text:span><text:span text:style-name="T147"><text:s/>|</text:span><text:span text:style-name="T148"><text:s/></text:span><text:span text:style-name="T149"><text:s/></text:span><text:span text:style-name="T150"><text:s text:c="5"/></text:span><text:span text:style-name="T151"><text:s/>|</text:span></text:p>
      <text:p text:style-name="P152">░░░░░░░░░░░░░░░░░░</text:p>
      <text:p text:style-name="Normal"><text:span text:style-name="T153">nom1 :<text:s/></text:span><text:span text:style-name="T154">ϖ</text:span><text:span text:style-name="T155"> </text:span><text:span text:style-name="T156"><text:tab/></text:span><text:span text:style-name="T157"><text:tab/></text:span><text:span text:style-name="T158"><text:tab/>nom2 :<text:s/></text:span><text:span text:style-name="T159">𓀡</text:span></text:p>
      <text:p text:style-name="P160"/>
      <text:p text:style-name="Normal"><text:span text:style-name="T161">Tour<text:s/></text:span><text:span text:style-name="T162">9</text:span><text:span text:style-name="T163"> : nom2 (</text:span><text:span text:style-name="T164">𓀡</text:span><text:span text:style-name="T165">)</text:span></text:p>
      <text:p text:style-name="P166"/>
      <text:p text:style-name="P167"/>
      <text:p text:style-name="P168"/>
      <text:p text:style-name="Normal"><text:span text:style-name="T169">nom2 a gagné la parti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  <style:font-face style:name="Segoe UI Historic" svg:font-family="Segoe UI Historic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tienne Le Bellec</meta:initial-creator>
    <dc:creator>Etienne Le Bellec</dc:creator>
    <meta:creation-date>2022-10-10T11:46:00Z</meta:creation-date>
    <dc:date>2022-10-10T12:27:00Z</dc:date>
    <meta:template xlink:href="Normal" xlink:type="simple"/>
    <meta:editing-cycles>15</meta:editing-cycles>
    <meta:editing-duration>PT2400S</meta:editing-duration>
    <meta:document-statistic meta:page-count="3" meta:paragraph-count="3" meta:word-count="296" meta:character-count="1921" meta:row-count="13" meta:non-whitespace-character-count="1628"/>
  </office:meta>
</office:document-meta>
</file>